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officeooo:rsid="001ab2fa" officeooo:paragraph-rsid="001ab2fa" fo:background-color="#e9967a" style:font-size-asian="14pt" style:font-size-complex="14pt"/>
    </style:style>
    <style:style style:name="P2" style:family="paragraph" style:parent-style-name="Standard">
      <style:paragraph-properties fo:text-align="start" style:justify-single-word="false"/>
      <style:text-properties fo:font-size="12pt" officeooo:rsid="001ab2fa" officeooo:paragraph-rsid="001ab2fa" fo:background-color="#e9967a" style:font-size-asian="10.5pt" style:font-size-complex="12pt"/>
    </style:style>
    <style:style style:name="P3" style:family="paragraph" style:parent-style-name="Text_20_body">
      <style:text-properties fo:font-size="12pt" officeooo:rsid="001ab2fa" officeooo:paragraph-rsid="001ab2fa" fo:background-color="transparent" style:font-size-asian="10.5pt" style:font-size-complex="12pt"/>
    </style:style>
    <style:style style:name="P4" style:family="paragraph" style:parent-style-name="Text_20_body">
      <style:text-properties officeooo:rsid="001ab2fa"/>
    </style:style>
    <style:style style:name="P5" style:family="paragraph" style:parent-style-name="Standard">
      <style:text-properties fo:font-size="12pt" officeooo:rsid="001ab2fa" officeooo:paragraph-rsid="001ab2fa" fo:background-color="transparen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PAGE APICATION </text:p>
      <text:p text:style-name="P2"/>
      <text:p text:style-name="P2"/>
      <text:p text:style-name="P3">Una <text:span text:style-name="Strong_20_Emphasis">SPA (Single Page Application)</text:span> o <text:span text:style-name="Strong_20_Emphasis">Aplicación de Página Única</text:span> es un tipo de arquitectura web en la que toda la aplicación funciona dentro de una sola página HTML. A diferencia de los sitios web tradicionales, donde cada acción del usuario provoca la carga de una nueva página desde el servidor, en una SPA la página no se recarga. En su lugar, el contenido se actualiza dinámicamente mediante JavaScript.</text:p>
      <text:p text:style-name="P4">Cuando el usuario entra por primera vez a una SPA, el servidor envía un único archivo HTML junto con archivos de estilos (CSS) y un archivo principal de JavaScript. Este archivo JavaScript se encarga de controlar toda la aplicación: gestiona la navegación entre secciones, solicita datos al servidor a través de APIs y actualiza únicamente las partes necesarias de la pantalla sin recargar la página completa.</text:p>
      <text:p text:style-name="P4">Este tipo de arquitectura permite que la navegación sea más rápida y fluida, ofreciendo una experiencia similar a la de una aplicación móvil o de escritorio. Ejemplos claros de aplicaciones que utilizan esta arquitectura son Facebook, Gmail, Netflix y muchas aplicaciones modernas desarrolladas con frameworks como React, Angular o Vue.</text:p>
      <text:p text:style-name="P4">Entre las principales ventajas de una SPA se encuentran su rapidez, la mejor experiencia de usuario y la reducción de solicitudes al servidor. Sin embargo, también presenta algunas desventajas, como una mayor complejidad en su desarrollo, una fuerte dependencia de JavaScript y ciertas dificultades para el posicionamiento en buscadores (SEO).</text:p>
      <text:p text:style-name="P4">En resumen, una SPA es una arquitectura web en la que la aplicación se ejecuta en una sola página y el contenido cambia dinámicamente sin necesidad de recargarla, logrando así una navegación más ágil y moderna.</text:p>
      <text:p text:style-name="P5"/>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6T15:57:00.480684200</meta:creation-date>
    <dc:date>2026-02-06T23:00:27.591584200</dc:date>
    <meta:editing-duration>PT5H21M</meta:editing-duration>
    <meta:editing-cycles>1</meta:editing-cycles>
    <meta:document-statistic meta:table-count="0" meta:image-count="0" meta:object-count="0" meta:page-count="1" meta:paragraph-count="6" meta:word-count="274" meta:character-count="1725" meta:non-whitespace-character-count="1456"/>
    <meta:generator>LibreOffice/25.2.7.2$Windows_X86_64 LibreOffice_project/5cbfd1ab6520636bb5f7b99185aa69bd7456825d</meta:generator>
  </office:meta>
</office:document-meta>
</file>